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571.24pt"/>
    </style:style>
    <style:style style:name="co5" style:family="table-column">
      <style:table-column-properties fo:break-before="auto" style:column-width="532.66pt"/>
    </style:style>
    <style:style style:name="co6" style:family="table-column">
      <style:table-column-properties fo:break-before="auto" style:column-width="23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pt"/>
      <style:text-properties fo:color="#800000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04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99" style:text-align-source="fix" style:repeat-content="false" fo:wrap-option="wrap"/>
      <style:paragraph-properties fo:text-align="start" fo:margin-left="0pt"/>
      <style:text-properties fo:color="#800000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99" style:text-align-source="fix" style:repeat-content="false" fo:wrap-option="wra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4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/>
          <table:table-cell table:style-name="ce2" table:number-columns-repeated="3"/>
          <table:table-cell table:style-name="ce10"/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duct Price</text:p>
          </table:table-cell>
          <table:table-cell table:style-name="ce3" office:value-type="string" calcext:value-type="string">
            <text:p>Customer Profile Observations</text:p>
          </table:table-cell>
          <table:table-cell table:style-name="ce11" office:value-type="string" calcext:value-type="string">
            <text:p>Action Items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 table:number-columns-spanned="1" table:number-rows-spanned="8">
            <text:p>KP281</text:p>
          </table:table-cell>
          <table:table-cell table:style-name="ce8" office:value-type="currency" office:currency="USD" office:value="1500" calcext:value-type="currency" table:number-columns-spanned="1" table:number-rows-spanned="8">
            <text:p>$1,500.00</text:p>
          </table:table-cell>
          <table:table-cell table:style-name="ce9" office:value-type="string" calcext:value-type="string">
            <text:p>Age : Ranging from 18-35 with primary target =&gt; 23-35 years old</text:p>
          </table:table-cell>
          <table:table-cell table:style-name="ce12" office:value-type="string" calcext:value-type="string" table:number-columns-spanned="1" table:number-rows-spanned="8">
            <text:p>Target customers for KP281 are the customers with income 30K-60K and are holding education of 14-16 years. Customers whose fitness ratings are 3 and use the treadmill 3-4 times each week. Most favorable age group is 23-35 years old. Miles range for such customers is in 50-100.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Gender: Both Male and Female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Education: Primary target =&gt; 16 years, Secondary target =&gt; 14 year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Usage: Primary target =&gt; 3 times per week, Secondary target =&gt; 4 tim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Fitness: 3 rating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Income: range 30K-60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iles: Primary target =&gt; 50-100 miles per week, Secondary target =&gt; 101-150 mil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arital Status: Target both single as well as partnered with same priority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5" table:number-columns-repeated="2"/>
          <table:table-cell table:style-name="ce9"/>
          <table: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 table:number-columns-spanned="1" table:number-rows-spanned="8">
            <text:p>KP481</text:p>
          </table:table-cell>
          <table:table-cell table:style-name="ce8" office:value-type="currency" office:currency="USD" office:value="1750" calcext:value-type="currency" table:number-columns-spanned="1" table:number-rows-spanned="8">
            <text:p>$1,750.00</text:p>
          </table:table-cell>
          <table:table-cell table:style-name="ce9" office:value-type="string" calcext:value-type="string">
            <text:p>Age : Ranging from 18-40 with primary target =&gt; 23-40 years old</text:p>
          </table:table-cell>
          <table:table-cell table:style-name="ce12" office:value-type="string" calcext:value-type="string" table:number-columns-spanned="1" table:number-rows-spanned="8">
            <text:p>Target customers for KP481 are the customers with income 40K-60K and are holding education of 14-16 years. Customers whose fitness ratings are 3 and use the treadmill 2-3 times each week. Miles range for such customer is 50-100. Most favorable age group is 23-40 years old. Salary is the dominant differentiating factor.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Gender: Both Male and Female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Education: Primary target =&gt; 16 years, Secondary target =&gt; 14 year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Usage: Primary target =&gt; 3 times per week, Secondary target =&gt; 2 tim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Fitness: 3 rating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Income: range 40K-60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iles: Primary target =&gt; 50-100 miles per week, Secondary target =&gt; 101-150 mil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arital Status: Target both single as well as partnered with same priority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5" table:number-columns-repeated="2"/>
          <table:table-cell table:style-name="ce9"/>
          <table: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 table:number-columns-spanned="1" table:number-rows-spanned="8">
            <text:p>KP781</text:p>
          </table:table-cell>
          <table:table-cell table:style-name="ce8" office:value-type="currency" office:currency="USD" office:value="2500" calcext:value-type="currency" table:number-columns-spanned="1" table:number-rows-spanned="8">
            <text:p>$2,500.00</text:p>
          </table:table-cell>
          <table:table-cell table:style-name="ce9" office:value-type="string" calcext:value-type="string">
            <text:p>Age : Target =&gt; 23-37 years old</text:p>
          </table:table-cell>
          <table:table-cell table:style-name="ce12" office:value-type="string" calcext:value-type="string" table:number-columns-spanned="1" table:number-rows-spanned="8">
            <text:p>s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Gender: Primary target =&gt; Male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Education: Primary target =&gt; 18 years, Secondary target =&gt; 16 year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Usage: Primary target =&gt; 4 times per week, Secondary target =&gt; 5 tim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Fitness: 5 rating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Income: 85K-100K (age:28-37) and 50K-70K (age:23-27)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iles: Primary target =&gt; 150-200 miles per week, Secondary target =&gt; 101-150 miles per week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2">
          <table:table-cell table:style-name="ce1"/>
          <table:covered-table-cell table:number-columns-repeated="2" table:style-name="ce5"/>
          <table:table-cell table:style-name="ce9" office:value-type="string" calcext:value-type="string">
            <text:p>Marital Status: Target both single as well as partnered with same priority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3"/>
          <table:table-cell table:style-name="ce13"/>
          <table:table-cell table:style-name="ce6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00/00/0000</text:date>, <text:time style:data-style-name="N2" text:time-value="03:35:52.925407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03:04:29.622223158</meta:creation-date>
    <dc:date>2023-02-16T03:37:23.951443317</dc:date>
    <meta:editing-duration>PT2H24M4S</meta:editing-duration>
    <meta:editing-cycles>28</meta:editing-cycles>
    <meta:generator>LibreOffice/5.1.6.2$Linux_X86_64 LibreOffice_project/10m0$Build-2</meta:generator>
    <meta:document-statistic meta:table-count="1" meta:cell-count="37" meta:object-count="0"/>
  </office:meta>
</office:document-meta>
</file>